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lednu</text:date></text:span><text:span text:style-name="Emphasis"><text:s/></text:span><text:span text:style-name="Emphasis"><text:date style:data-style-name="N121" text:date-value="2019-12-23T12:38:28.70295285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k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it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 seznam </text:span><text:span text:style-name="T177"> Klávesových zkratek </text:span><text:span text:style-name="T64"> L</text:span><text:span text:style-name="T65">ibreOffice Online</text:span><text:span text:style-name="T42"> </text:span><text:span text:style-name="T177">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23829207895195" text:continue-list="list367518463" text:style-name="Heading_20_Note">
        <text:list-item>
          <text:p text:style-name="P91"><text:span text:style-name="T183">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51">Vyjmout</text:span><text:span text:style-name="T8">, </text:span><text:span text:style-name="T51">Kopírovat</text:span><text:span text:style-name="T8"> a </text:span><text:span text:style-name="T51">Vložit</text:span><text:span text:style-name="T8"> text</text:span>, která najdeme v <text:span text:style-name="T8">nabídce</text:span> <text:span text:style-name="T68"/><text:span text:style-name="T51">Úpravy</text:span>.</text:p>
      <text:list xml:id="list3691489918" text:style-name="Heading_20_Caution">
        <text:list-item>
          <text:p text:style-name="P89"><text:span text:style-name="T183">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Zatím co některé jednoduché formátování jako tučné písmo nebo kurzíva se mohou zobrazit správně, tak důležité formátování jako je písmo může být v LibreOffice Online převedeno na výchozí v závislosti na aktuální konfiguraci.</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